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029440389220437127"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14357832425567578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92794015188945346"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330909001559803466"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99458187410393231"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819859659224889266"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19650451881880078"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4430599206106554521"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810475" text:continue-list="list3919650451881880078"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398817346175036878"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803400"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06686"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787435"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784772"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97426"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381266997796767584"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48551993836238780"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235610449422663340"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800205"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585291884479151172"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14042755689517613"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2 miles.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009330367094731510"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21T14:56:20.84</dc:date>
    <dc:creator>James Lombardi</dc:creator>
    <meta:editing-duration>P12DT17H8M36S</meta:editing-duration>
    <meta:editing-cycles>1107</meta:editing-cycles>
    <meta:generator>OpenOffice/4.1.2$Win32 OpenOffice.org_project/412m3$Build-9782</meta:generator>
    <meta:document-statistic meta:table-count="0" meta:image-count="9" meta:object-count="0" meta:page-count="121" meta:paragraph-count="3392" meta:word-count="37240" meta:character-count="190351"/>
  </office:meta>
</office:document-meta>
</file>